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automatic-styles>
    <style:style style:name="P1" style:parent-style-name="Standard" style:master-page-name="MP0" style:family="paragraph">
      <style:paragraph-properties fo:break-before="page"/>
    </style:style>
    <style:style style:name="T2" style:parent-style-name="DefaultParagraphFont" style:family="text">
      <style:text-properties fo:font-weight="bold" style:font-weight-asian="bold" style:font-weight-complex="bold"/>
    </style:style>
    <style:style style:name="T3" style:parent-style-name="DefaultParagraphFont" style:family="text">
      <style:text-properties fo:font-weight="bold" style:font-weight-asian="bold" style:font-weight-complex="bold"/>
    </style:style>
    <style:style style:name="P4" style:parent-style-name="Standard" style:family="paragraph">
      <style:text-properties fo:font-weight="bold" style:font-weight-asian="bold" style:font-weight-complex="bold"/>
    </style:style>
    <style:style style:name="T5" style:parent-style-name="DefaultParagraphFont" style:family="text">
      <style:text-properties fo:background-color="#FFFF00"/>
    </style:style>
    <style:style style:name="P6" style:parent-style-name="Standard" style:family="paragraph">
      <style:text-properties fo:font-weight="bold" style:font-weight-asian="bold" style:font-weight-complex="bold"/>
    </style:style>
    <style:style style:name="P7" style:parent-style-name="Standard" style:family="paragraph">
      <style:text-properties fo:font-weight="bold" style:font-weight-asian="bold" style:font-weight-complex="bold"/>
    </style:style>
    <style:style style:name="P8" style:parent-style-name="Standard" style:family="paragraph">
      <style:text-properties fo:font-weight="bold" style:font-weight-asian="bold" style:font-weight-complex="bold"/>
    </style:style>
    <style:style style:name="T9" style:parent-style-name="DefaultParagraphFont" style:family="text">
      <style:text-properties fo:background-color="#FFFF00"/>
    </style:style>
    <style:style style:name="T10" style:parent-style-name="DefaultParagraphFont" style:family="text">
      <style:text-properties fo:background-color="#FFFF00"/>
    </style:style>
    <style:style style:name="T11" style:parent-style-name="DefaultParagraphFont" style:family="text">
      <style:text-properties fo:background-color="#FFFF00"/>
    </style:style>
    <style:style style:name="T12" style:parent-style-name="DefaultParagraphFont" style:family="text">
      <style:text-properties fo:background-color="#FFFF00"/>
    </style:style>
    <style:style style:name="T13" style:parent-style-name="DefaultParagraphFont" style:family="text">
      <style:text-properties fo:background-color="#FFFF00"/>
    </style:style>
    <style:style style:name="T14" style:parent-style-name="DefaultParagraphFont" style:family="text">
      <style:text-properties fo:background-color="#FFFF00"/>
    </style:style>
    <style:style style:name="T15" style:parent-style-name="DefaultParagraphFont" style:family="text">
      <style:text-properties fo:background-color="#FFFF00"/>
    </style:style>
    <style:style style:name="T16" style:parent-style-name="DefaultParagraphFont" style:family="text">
      <style:text-properties fo:background-color="#FFFF00"/>
    </style:style>
    <style:style style:name="P17" style:parent-style-name="Standard" style:family="paragraph">
      <style:text-properties fo:font-weight="bold" style:font-weight-asian="bold" style:font-weight-complex="bold"/>
    </style:style>
    <style:style style:name="P18" style:parent-style-name="Standard" style:family="paragraph">
      <style:text-properties fo:font-weight="bold" style:font-weight-asian="bold" style:font-weight-complex="bold"/>
    </style:style>
    <style:style style:name="P19" style:parent-style-name="Standard" style:family="paragraph">
      <style:text-properties fo:background-color="#FFFF00"/>
    </style:style>
    <style:style style:name="P20" style:parent-style-name="Standard" style:family="paragraph">
      <style:text-properties fo:font-weight="bold" style:font-weight-asian="bold" style:font-weight-complex="bold"/>
    </style:style>
    <style:style style:name="P21" style:parent-style-name="Standard" style:family="paragraph">
      <style:text-properties fo:font-weight="bold" style:font-weight-asian="bold" style:font-weight-complex="bold"/>
    </style:style>
    <style:style style:name="T22" style:parent-style-name="DefaultParagraphFont" style:family="text">
      <style:text-properties fo:background-color="#FFFF00"/>
    </style:style>
    <style:style style:name="P23" style:parent-style-name="Standard" style:family="paragraph">
      <style:text-properties fo:font-weight="bold" style:font-weight-asian="bold" style:font-weight-complex="bold"/>
    </style:style>
  </office:automatic-styles>
  <office:body>
    <office:text text:use-soft-page-breaks="true">
      <text:p text:style-name="P1"><text:span text:style-name="T2">Message 1:</text:span><text:s/>As I understand it, the paradigm requires red/green anaglyph glasses. Ideally, the code should have some relatively short calibration period (takes maybe 5 minutes) followed by the actual test. You can probably evaluate this and the current number of trials without the glasses. Let me know how it goes, and good luck.</text:p>
      <text:p text:style-name="Standard"/>
      <text:p text:style-name="Standard"><text:span text:style-name="T3">Message 2:</text:span><text:s/>What I'm hoping you can clarify/modify is:</text:p>
      <text:p text:style-name="Standard">1) How long does it take in its current form? I imagine that there is a calibration process. How long does it take, and can it be shorter? How many trials is in in its current form?</text:p>
      <text:p text:style-name="Standard">2) Can each trial be shortened?</text:p>
      <text:p text:style-name="Standard">3) Can we get a reasonable index based on 20 minutes of testing <text:s/>incl. calibration(and how many trials is that)?</text:p>
      <text:p text:style-name="Standard">4) Finalise script.</text:p>
      <text:p text:style-name="Standard"/>
      <text:p text:style-name="P4">Zoe's reply:</text:p>
      <text:p text:style-name="Standard">As for the rivalry script, I did manage to get it to work (but not finalized) and here are my answers to your previous questions:</text:p>
      <text:p text:style-name="Standard">1) How long does it take in its current form? I imagine that there is a calibration process. How long does it take, and can it be shorter? How many trials is in its current form?</text:p>
      <text:p text:style-name="Standard">In its original form the calibration takes about 3 minutes and the experiment takes about 46 minutes (100 trials and 20 mock/catch trials * 2 conditions). But I asked Nadine and she told me that they never used the calibration process in their study because they were able to calculate the full psychometric curve. So I'm assuming that number of trials in the calibration process and therefore its duration in the original code is probably arbitrary. For our purposes I tried running it after changing the number of trials to 30 and step size of luminance adjustment from 0.2 to 0.1, and it still takes less than 5 minutes (~4 minutes or so) and it looks like the contrast values stabilize with that (although I did this in a sub-optimal setting (not a completely dark room) with sub-optimal apparatus (not a mirror stereoscope), so maybe it could take shorter?).</text:p>
      <text:p text:style-name="Standard">2) Can each trial be shortened?</text:p>
      <text:p text:style-name="Standard">Each trial can be shortened if we shorten the imagery period or binocular rivalry period, or both. Pearson's and Nadine's groups each used different combinations of durations:<text:s/><text:span text:style-name="T5">in Pearson's study, they had a 9-second imagery period with a 500ms binocular rivalry period; in Nadine's study, they had a 7-second imagery period with 750ms binocular rivalry.</text:span><text:s/>(And then of course there's the cue and response period, but I don't think we can change these to be any shorter, right?) Pearson's study also had an additional part of each trial where the participants were to rate the effort of imagery, but I don't think we'd want to add this. So from the original code, I guess we could shorten the duration of each trial by 250 ms. :)</text:p>
      <text:p text:style-name="Standard">3) Can we get a reasonable index based on 20 minutes of testing <text:s/>incl. calibration(and how many trials is that)?</text:p>
      <text:p text:style-name="Standard">The number of mock trials would also determine the total duration of the experiment. Pearson's study had a total of 80 trials, 25% of which were mock trials, and Nadine's study had a total of 220 trials, 10% of which were mock trials.</text:p>
      <text:p text:style-name="Standard">If we shorten each trial such that we give a 7-second window for imagery and 500ms of binocular rivalry, and have ~15% (arbitrary number) of total trials to be mock trials, then in order to have the whole experiment to be under 20 minutes including the calibration as well as a quick practice session (~2 minutes, with 10 trials?), I think we could have 50 "real" trials and 10 mock trials (total 60 trials, ~13 minutes).</text:p>
      <text:p text:style-name="Standard">Additionally, there were some other discrepancies between Pearson's and Nadine's studies regarding the properties of the grating, e.g. spatial frequency of the pattern, blurred edge thickness, etc... not to mention that one used blue and the other used green gratings. Which paradigm should I adapt this script to?</text:p>
      <text:p text:style-name="Standard">Let me know what you think!</text:p>
      <text:p text:style-name="Standard"/>
      <text:soft-page-break/>
      <text:p text:style-name="P6">My reply:</text:p>
      <text:p text:style-name="Standard">I'm going through your email and will probably need to think a bit with a clear head tomorrow, but perhaps you can clarify a few things:</text:p>
      <text:p text:style-name="Standard">- Is Nadine's paradigm the one described here: https://www.biorxiv.org/content/10.1101/607770v1.full.pdf?</text:p>
      <text:p text:style-name="Standard">So the two conditions are congruent and incongruent imagery? And the psychometric functions relate to the contrast of one of the stimuli?</text:p>
      <text:p text:style-name="Standard">- What is the presentation order of each contrast level/condition? Is it ordered or random, and if it is random, is it the same pseudo-random order for all participants?</text:p>
      <text:p text:style-name="Standard">I looks like there's a bit more to consider about the design than I thought. One thing is the relative luminance difference between the stimuli. It appears fixed in Nadine's, which is not ideal as there is inter-individual variance. Joel appears to have methods to make them equally salient. Another aspect is that as far as I can see, Nadine has the same spatial frequency throughout the experiment while Joel varies it. I think Joel does this to prevent stabilisation (the tendency to experience the same percept many times in a row). So if Nadine keeps it stable, it could be a confound that varies in size across participants. But in general, it's a bit more elegant having the full psychometric function although it might require more trials. 100 for each is likely close to minimum in this case.</text:p>
      <text:p text:style-name="Standard"/>
      <text:p text:style-name="P7">Zoe:</text:p>
      <text:p text:style-name="Standard">Yes, that is the paper that I was referring to. So yes, the two conditions are congruent/incongruent imagery and the psychometric curve is the dominance of the manipulated grating per its contrast level.</text:p>
      <text:p text:style-name="Standard">As for the presentation order, it was randomized for each participant.</text:p>
      <text:p text:style-name="Standard">I think you're right that in Nadine's paradigm the spatial phase is kept the same; as far as I can tell, I don't think there is any component in the code that varies it across trials.</text:p>
      <text:p text:style-name="Standard"/>
      <text:p text:style-name="P8">Me:</text:p>
      <text:p text:style-name="Standard">Hmm, this is turning out to be somewhat more complicated than I had anticipated. I'll just write my thoughts here so we remember them, and perhaps you have some input/suggestions to my proposed solutions?</text:p>
      <text:p text:style-name="Standard">I do understand if it is becoming more than you bargained for and don't find it worth the effort. If that is the case, let me know and we can discuss what to do.</text:p>
      <text:p text:style-name="Standard">1) Constant spatial frequency+phase is likely to cause stabilisation, which is a confound that varies across participants. I double-checked, and<text:s/><text:span text:style-name="T9">it is the phase that Joel varies</text:span><text:s/>so this shifts the position of the black/coloured parts of the grating from trial to trial to avoid/minimise the issue. Could you check the code if it is varied by Nadine? It is better than changing the spatial freq as different spatial frequencies might follow different (contrast-based) psychometric functions. It's an open question how much it helps, though, and whether a plaid pattern (or some other mask) at the end of the trial would be better.<text:s/><text:span text:style-name="T10">It would likely make sense to check if a plaid pattern disrupts stabilisation.</text:span><text:s/>Would that be easy for you to insert for 400 ms at the end of each trial?</text:p>
      <text:p text:style-name="Standard">2) The fact that some participants show an adaptation response and others a priming response could have to do with the duration of imagery as well as the vividness - so in an individual differences study it could be a confound. In principle, short imagery might lead to priming for all (but maybe stronger priming with vivid imagery) whereas long imagery leads to adaptation for all (or adaptation only for participants with high vividness). This makes me wonder if perhaps reducing the imagery period to e.g. 2-3 seconds might not be better (but if we find a very small effect, it could be claimed that our paradigm was suboptimal compared to Pearson/Dykstra's versions), or to have a short (2 sec) and long (10 sec) condition mixed throughout the exp (but this doubles the trials).<text:s/><text:span text:style-name="T11">Perhaps we could pilot 2 vs. 10 seconds on you?</text:span></text:p>
      <text:p text:style-name="Standard">3) Subject-specific random order makes no sense in an individual differences study. It should be the same order or e.g. a Bayesian sampling scheme.<text:s/><text:span text:style-name="T12">We have scripts using the Palamedes toolbox for the latter but to keep things simple, the easiest would likely be to use the same randomised order for<text:s/></text:span><text:soft-page-break/><text:span text:style-name="T13">everyone.</text:span><text:s/>I suppose you could just set a seed in matlab, e.g. rng(1), and check that the order comes out the same in two runs.</text:p>
      <text:p text:style-name="Standard">4) Choice of green or blue doesn't really matter so<text:s/><text:span text:style-name="T14">we can keep blue.</text:span><text:s/>I would keep e.g.<text:s/><text:span text:style-name="T15">left eye blue throughout the experiment<text:s/></text:span>as it makes the next point easier.</text:p>
      <text:p text:style-name="Standard">5) Poor control for relative stimulus salience and eye dominance could be problematic, but perhaps not so much since the full contrast curve is obtained. I'm trying to wrap my head around the effect of contrast change on stimuli with otherwise unequal salience. So if stimuli are unequal and equality is obtained at 0.4 vs. 0.6 contrast, would a change of 0.1 contrast have the same effect at when equality is there at 0.4? I guess it would just shift the psychometric function in the ideal case, but I'm not 100% sure.<text:s/><text:span text:style-name="T16">So I suppose it is best to try to get isoluminance at least. We could use Heterochromatic Flicker Photometry (https://www.youtube.com/watch?v=XAPTrzODofw).</text:span><text:s/>For rivalry calibration, I would present e.g. a blue stimulus to the left eye and a red to the right to mimic the experimental procedure. To program this as a calibration test, all you would need to do is present 4 frames (at 60Hz, =66.7 ms) of blue to one eye followed by 4 frames of red to the other, and then loop it while allowing a button press to turn up/down the luminance of the blue stimulus by e.g. 2 percent. Start value of red is 100% and 20% for blue; then rerun with start value of 80% for blue. Does this sound like something you could do or is it getting too time-consuming?</text:p>
      <text:p text:style-name="Standard">6) Duration. It looks like it will be difficult reduce the duration considerably from 45 minutes, unless our a 2.5 second trial length turns out to work. I will continue to give it some thought. Going with Joel's version of trying to find the threshold and then just presenting trials there could be a solution as 50-80 trials at that point should be ok.</text:p>
      <text:p text:style-name="Standard"/>
      <text:p text:style-name="Standard"/>
      <text:p text:style-name="P17">Zoe:</text:p>
      <text:p text:style-name="Standard">1. Spatial phase/masking</text:p>
      <text:p text:style-name="Standard">I did check the code when I last emailed you and it seems to me that the spatial phase stays constant across trials. I can double-check with Nadine to be sure, but from my understanding of the code it seems like the grating is made once in the beginning of the experiment and is used throughout, and that indeed seems to be the case when I examine the stimuli by eye.</text:p>
      <text:p text:style-name="Standard">It wouldn't be hard for me to insert an additional stimulus at the end of each trial. By plaid pattern do you mean something like this?</text:p>
      <text:p text:style-name="Standard">2. Imagery duration</text:p>
      <text:p text:style-name="Standard">Would 2 seconds be long enough for anyone to consistently conjure up an image each time? I find it pretty hard to generate a clear image in such a short period of time. Is this easy for you?</text:p>
      <text:p text:style-name="Standard">3. Random order</text:p>
      <text:p text:style-name="Standard">Just to be clear on my end, in the current code the only thing that is getting shuffled is when the mock trials are presented and the red/blue cues, since the contrast values are fixed from the calibration process. We still want the order to be the same for everyone? Why would it not make sense to randomize them per participant?</text:p>
      <text:p text:style-name="Standard">I got a bit confused as I was reading #4 and #5. In our experiment, will we be using red-blue anaglyph glasses with the stimuli being a mix of red/blue stimuli at the same spatial location (this is how it is in Nadine's study and in the current code), or will we be using mirror stereoscopes with red/blue stimuli presented to each eye (as in Pearson's study)? It sounds like the flicker would be using a stereoscope; then shouldn't the whole experiment use a stereoscope? Then should I change the code so that the stimuli are presented to each eye?</text:p>
      <text:p text:style-name="Standard"/>
      <text:p text:style-name="P18">Me:</text:p>
      <text:p text:style-name="Standard">1. I don't think we need to bother Nadine as it seems you've checked it quite thoroughly.</text:p>
      <text:p text:style-name="Standard">Yes, the plaid would be something like that. To check if it breaks stabilisation, you can run a test where you comment out everything in excess of the following: 400-800 ms of BR stimuli (it should be long enough for you to see one thing but not so long that you experience an alternation) followed by around 1500 ms blank duration during which you report. Stabilisation means that you should see<text:s/><text:soft-page-break/>the same stimulus multiple times in a row followed by the other stimulus multiple times in a row. If it is very efficient, you might see it 100+ times, which can feel like something is wrong because it never changes. If that is the case, lower the blank duration. If you get stabilisation, try inserting the plaid for 500 ms towards the end of the blank period and see if perception becomes more random.</text:p>
      <text:p text:style-name="P19">Regarding the plaid, it seems Pearson's (from the attentional condition) has the colours in there, which would be most elegant.</text:p>
      <text:p text:style-name="Standard">2. Difficult to say without trying the paradigm. How long does it take for you to conjure up a weak image vs. a stable/vivid one?</text:p>
      <text:p text:style-name="Standard">3. Yes to that randomisation for now. For between-groups or within-subjects experiments, the purpose of randomisation across participants is to neutralise the order effect. For individual differences studies, all participants belong in a sense to the same group (or could be considered their own group) so any attempt to neutralise introduces noise because then each participant does not get the same stimulus anymore and we can't know if an individual difference was due to this. Instead, we have to control these things, e.g. everyone gets the same order, same subjective salience or objective task difficulty etc. That is also why the requirements for a calibration process are much higher for individual differences studies. Within-subjects, it just introduces noise that is similar across conditions, but in individual differences studies, it could be a serious confound if the effectiveness of the calibration varies systematically with something else. For that reason, I am still not 100% sure that we should go with calibration + a medium number of trials rather than a full psychometric function. But let's try to pilot a calibration.</text:p>
      <text:p text:style-name="Standard">4-5. Sorry, I assumed they both used stereoscopes. Let's keep the design as it is - I guess the glasses would also be easier for the site to obtain. It should also make the Heterochromatic Flicker Photometry pretty easy to program. Could you remind me what Nadine's calibration consists of?</text:p>
      <text:p text:style-name="Standard"/>
      <text:p text:style-name="Standard"/>
      <text:p text:style-name="P20">Zoe:</text:p>
      <text:p text:style-name="Standard">The adaptive procedure (is this synonymous with calibration?) included in Nadine’s github code comes from Bergmann et al., 2016 (but just as a reminder, Nadine never used it in her study). It first presents the rivalry display, asks the participant which was dominant, and then it shows the dominant stimulus at full contrast for 4 seconds before showing the rivalry display again. The adaptation effect should increase the probability of the participant seeing the other stimulus in the subsequent trial. If they see the dominant stimulus again as dominant or sees about an equal mix of the two stimuli, then the contrast of the dominant stimulus is decreased and the other increased (based on a pre-determined stepsize) until there are switches almost all the time and therefore the contrast of each grating stabilizes. In the current code this continues for a pre-determined number of trials, which I guess is just chosen by the experimenter during the piloting phase. I think the code could be altered though so that it continues until e.g. the contrast values for the stimuli are the same for the last 5 trials, or something like that.</text:p>
      <text:p text:style-name="Standard">Regarding the imagery generation, this is a difficult question to answer, but I think with some practice I can get a good image in 2-3 seconds now. Briefly closing my eyes helps. But I think I may be a biased single sample because I've been looking at these gratings for a long time now, but perhaps a practice session might solve this issue? I couldn't find any previous studies that used such short periods of imagery time.</text:p>
      <text:p text:style-name="Standard">And this might not be an issue at all, but for some reason the gratings used in Nadine's paradigm (when I run the code) seems a lot thicker compared to other studies:</text:p>
      <text:p text:style-name="Standard">Does this matter?</text:p>
      <text:p text:style-name="Standard"/>
      <text:p text:style-name="P21">Me:</text:p>
      <text:p text:style-name="Standard">Yes, the adaptive procedure is what I would call calibration, and it sounds like an ok method. But it would be worth checking on yourself how stable it is (i.e. if it gives the same result on multiple runs).</text:p>
      <text:p text:style-name="Standard">Regarding imagery time, closing the eyes is not a good idea as it can influence the rivalry dynamics.<text:s/><text:soft-page-break/>So perhaps 4 seconds or so for short imagery would be ok.</text:p>
      <text:p text:style-name="Standard">The grating does indeed look a bit odd, and not like the one in the figure in her paper. She doesn't write the parameters, and I don't remember off the top of my head what it might be. You can try altering the parameters where it is defined to change it a bit. Not sure if she made it look like this to get less mixed rivalry. On that note, if you experience a lot of mixed, you can decrease the stimulus size 10-20 % - they are a bit large. It just occurred to me that when<text:s/><text:span text:style-name="T22">we use the glasses instead of a stereoscope, the plaid pattern is likely not going to help much to disrupt stabilisation. So the phase shifting might be a better option.</text:span></text:p>
      <text:p text:style-name="Standard"/>
      <text:p text:style-name="P23">Zoe:</text:p>
      <text:p text:style-name="Standard">I’ll work on altering the grating parameters to make it look like most other gratings out there, and then also see if I can add the phase shifting component as well as the flicker photometry.</text:p>
      <text:p text:style-name="Standard">[....]</text:p>
      <text:p text:style-name="Standard">I think I achieved the pseudorandom order of trials, fixed the appearance of the gratings, and varied their spatial phase per trial, but the script still requires quite a bit of modification and I am very much (!!) struggling: the imagery rating on the Likert-style scale isn’t working and I can’t figure out how to fix it. I also keep running into synchronization errors which often crashes matlab itself— I couldn’t figure out what is causing this problem and how to fix it, despite trying many different things. I think I need some guidance beyond just the internet to continue.</text:p>
      <text:p text:style-name="Standard"/>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Times New Roman" svg:font-family="Times New Roman" style:font-family-generic="roman" style:font-pitch="variable" svg:panose-1="2 2 6 3 5 4 5 2 3 4"/>
    <style:font-face style:name="SimSun" svg:font-family="SimSun" style:font-family-generic="system" style:font-pitch="variable" svg:panose-1="2 1 6 0 3 1 1 1 1 1"/>
    <style:font-face style:name="Lucida Sans" svg:font-family="Lucida Sans" style:font-family-generic="swiss" style:font-pitch="variable" svg:panose-1="2 11 6 2 3 5 4 2 2 4"/>
    <style:font-face style:name="Arial" svg:font-family="Arial" style:font-family-generic="swiss" style:font-pitch="variable" svg:panose-1="2 11 6 4 2 2 2 2 2 4"/>
    <style:font-face style:name="Microsoft YaHei" svg:font-family="Microsoft YaHei" style:font-family-generic="swiss" style:font-pitch="variable" svg:panose-1="2 11 5 3 2 2 4 2 2 4"/>
    <style:font-face style:name="Calibri Light" svg:font-family="Calibri Light" style:font-family-generic="swiss" style:font-pitch="variable" svg:panose-1="2 15 3 2 2 2 4 3 2 4"/>
    <style:font-face style:name="Calibri" svg:font-family="Calibri" style:font-family-generic="swiss" style:font-pitch="variable" svg:panose-1="2 15 5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Times New Roman" style:font-name-asian="SimSun" style:font-name-complex="Lucida Sans"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en" fo:country="GB"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Arial" style:font-name-asian="Microsoft YaHei" fo:font-size="14pt" style:font-size-asian="14pt" style:font-size-complex="14pt" fo:hyphenate="false"/>
    </style:style>
    <style:style style:name="Textbody" style:display-name="Text body" style:family="paragraph" style:parent-style-name="Standard">
      <style:paragraph-properties fo:margin-bottom="0.0833in"/>
      <style:text-properties fo:hyphenate="false"/>
    </style:style>
    <style:style style:name="List" style:display-name="List" style:family="paragraph" style:parent-style-name="Textbody">
      <style:text-properties fo:hyphenate="false"/>
    </style:style>
    <style:style style:name="Caption" style:display-name="Caption"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HorizontalLine" style:display-name="Horizontal Line" style:family="paragraph" style:parent-style-name="Standard" style:next-style-name="Textbody">
      <style:paragraph-properties text:number-lines="false" fo:margin-bottom="0.1965in"/>
      <style:text-properties fo:font-size="6pt" style:font-size-asian="6pt" style:font-size-complex="6pt" fo:hyphenate="false"/>
    </style:style>
    <style:style style:name="Internetlink" style:display-name="Internet link" style:family="text">
      <style:text-properties fo:color="#000080" style:text-underline-type="single" style:text-underline-style="solid" style:text-underline-width="auto" style:text-underline-mode="continuous" style:text-underline-color="font-color"/>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Renate Rutiku</meta:initial-creator>
    <dc:creator>Timo Lehmann Kvamme</dc:creator>
    <meta:creation-date>2021-10-12T22:08:00Z</meta:creation-date>
    <dc:date>2023-07-05T09:15:00Z</dc:date>
    <meta:template xlink:href="Normal.dotm" xlink:type="simple"/>
    <meta:editing-cycles>7</meta:editing-cycles>
    <meta:editing-duration>PT6780S</meta:editing-duration>
    <meta:document-statistic meta:page-count="5" meta:paragraph-count="35" meta:word-count="2481" meta:character-count="17582" meta:row-count="126" meta:non-whitespace-character-count="15136"/>
  </office:meta>
</office:document-meta>
</file>